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7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P48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officeooo:rsid="00247d45" style:text-scale="101%"/>
    </style:style>
    <style:style style:name="T40" style:family="text">
      <style:text-properties officeooo:rsid="00501cee" style:text-scale="101%"/>
    </style:style>
    <style:style style:name="T4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weight="normal" officeooo:rsid="008f8dcf" style:font-weight-asian="normal" style:font-weight-complex="normal"/>
    </style:style>
    <style:style style:name="T67" style:family="text">
      <style:text-properties fo:font-weight="bold" officeooo:rsid="008f8dcf" style:font-weight-asian="bold" style:font-weight-complex="bold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officeooo:rsid="005460a5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7"><text:placeholder text:placeholder-type="text">&lt;line.name&gt;</text:placeholder></text:p>
          </table:table-cell>
          <table:table-cell table:style-name="Tabla4.A2" office:value-type="string">
            <text:p text:style-name="P64"><text:span text:style-name="T70"><text:text-input text:description="&lt;for each=&quot;line2 in line.invoice_line_tax_id&quot;&gt;">F</text:text-input></text:span><text:text-input text:description="&lt;line2.description&gt;">10,5%</text:text-input><text:span text:style-name="T70"><text:text-input text:description="&lt;/for&gt;">Ef</text:text-input></text:span></text:p>
          </table:table-cell>
          <table:table-cell table:style-name="Tabla4.A2" office:value-type="string">
            <text:p text:style-name="P64"><text:text-input text:description="&lt;formatLang(line.printed_price_unit)&gt;">9.999,50</text:text-input></text:p>
          </table:table-cell>
          <table:table-cell table:style-name="Tabla4.A2" office:value-type="string">
            <text:p text:style-name="P64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63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<text:span text:style-name="T33"><text:placeholder text:placeholder-type="text">&lt;if test="o.comment"&gt;</text:placeholder></text:span><text:span text:style-name="T38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5" table:number-rows-spanned="4" office:value-type="string">
            <text:p text:style-name="P61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71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3"/>
          </table:table-cell>
          <table:table-cell table:style-name="Table1.B2" office:value-type="string">
            <text:p text:style-name="P68"><text:span text:style-name="T46">SUB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7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9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0"><text:text-input text:description="&lt;for each=&quot;line in o.printed_tax_ids&quot;&gt;">For each line</text:text-input></text:p>
            <text:p text:style-name="P72"><text:text-input text:description="&lt;line.tax_code_id.name&gt;">IVA 21%</text:text-input></text:p>
            <text:p text:style-name="P71"><text:text-input text:description="&lt;/for&gt;">End For</text:text-input></text:p>
          </table:table-cell>
          <table:table-cell table:style-name="Table1.C4" office:value-type="string">
            <text:p text:style-name="P8"><text:text-input text:description="&lt;for each=&quot;line in o.printed_tax_ids&quot;&gt;">For each line</text:text-input></text:p>
            <text:p text:style-name="P12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8"><text:text-input text:description="&lt;for each=&quot;line in o.printed_tax_ids&quot;&gt;">For each line</text:text-input></text:p>
            <text:p text:style-name="P10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3"><text:span text:style-name="T46">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1.C5" office:value-type="string">
            <text:p text:style-name="P74"/>
          </table:table-cell>
          <table:table-cell table:style-name="Table1.D5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72">Son: </text:span><text:span text:style-name="T72"><text:placeholder text:placeholder-type="text">&lt;o.currency_id.name or o.company_id.currency_id.name&gt;</text:placeholder></text:span><text:span text:style-name="T72"> </text:span><text:span text:style-name="T72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09T11:33:55.785844367</dc:date>
    <meta:editing-duration>P2DT3H59M</meta:editing-duration>
    <meta:editing-cycles>377</meta:editing-cycles>
    <meta:generator>LibreOffice/4.2.8.2$Linux_X86_64 LibreOffice_project/420m0$Build-2</meta:generator>
    <meta:document-statistic meta:table-count="8" meta:image-count="0" meta:object-count="0" meta:page-count="1" meta:paragraph-count="79" meta:word-count="347" meta:character-count="2051" meta:non-whitespace-character-count="1943"/>
  </office:meta>
</office:document-meta>
</file>